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471D131280963498.png" manifest:media-type="image/png"/>
  <manifest:file-entry manifest:full-path="Object 1/Pictures/100000010000000A0000000A2BED265059697777.gif" manifest:media-type="image/gif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2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4.38cm"/>
    </style:style>
    <style:style style:name="co6" style:family="table-column">
      <style:table-column-properties fo:break-before="auto" style:column-width="3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49"/>
    <style:style style:name="ce8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23.032cm" svg:height="12.106cm" svg:x="11.516cm" svg:y="98.46cm">
            <draw:object draw:notify-on-update-of-ranges="Sheet1.D148:Sheet1.D213 Sheet1.E148:Sheet1.E2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8" office:value-type="date" office:date-value="2023-03-01" calcext:value-type="date">
            <text:p>01/03/23</text:p>
          </table:table-cell>
          <table:table-cell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<text:s/>dateandtime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ceived</text:p>
          </table:table-cell>
          <table:table-cell table:style-name="ce1" office:value-type="string" calcext:value-type="string">
            <text:p>Sent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table:style-name="ce1" table:number-columns-repeated="4"/>
          <table:table-cell table:number-columns-repeated="3"/>
          <table:table-cell table:style-name="ce2" office:value-type="date" office:date-value="2023-03-01" calcext:value-type="date">
            <text:p>2023-03-0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date" office:date-value="2022-05-30" calcext:value-type="date">
            <text:p>2022-05-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3"/>
          <table:table-cell table:style-name="ce2" office:value-type="date" office:date-value="2023-03-02" calcext:value-type="date">
            <text:p>2023-03-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3-02-28" calcext:value-type="date">
            <text:p>2023-02-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ce2" office:value-type="date" office:date-value="2023-03-03" calcext:value-type="date">
            <text:p>2023-03-0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date" office:date-value="2023-03-01" calcext:value-type="date">
            <text:p>2023-03-0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3"/>
          <table:table-cell table:style-name="ce2" office:value-type="date" office:date-value="2023-03-04" calcext:value-type="date">
            <text:p>2023-03-04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date" office:date-value="2023-03-02" calcext:value-type="date">
            <text:p>2023-03-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  <table:table-cell table:style-name="ce2" office:value-type="date" office:date-value="2023-03-05" calcext:value-type="date">
            <text:p>2023-03-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3-03-03" calcext:value-type="date">
            <text:p>2023-03-0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/>
          <table:table-cell table:style-name="ce2" office:value-type="date" office:date-value="2023-03-06" calcext:value-type="date">
            <text:p>2023-03-0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date" office:date-value="2023-03-04" calcext:value-type="date">
            <text:p>2023-03-04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3"/>
          <table:table-cell table:style-name="ce2" office:value-type="date" office:date-value="2023-03-08" calcext:value-type="date">
            <text:p>2023-03-0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2" office:value-type="date" office:date-value="2023-03-09" calcext:value-type="date">
            <text:p>2023-03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23-03-06" calcext:value-type="date">
            <text:p>2023-03-0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3"/>
          <table:table-cell table:style-name="ce2" office:value-type="date" office:date-value="2023-03-10" calcext:value-type="date">
            <text:p>2023-03-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3-03-08" calcext:value-type="date">
            <text:p>2023-03-0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2" office:value-type="date" office:date-value="2023-03-11" calcext:value-type="date">
            <text:p>2023-03-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3-03-09" calcext:value-type="date">
            <text:p>2023-03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  <table:table-cell table:style-name="ce2" office:value-type="date" office:date-value="2023-03-13" calcext:value-type="date">
            <text:p>2023-03-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date" office:date-value="2023-03-10" calcext:value-type="date">
            <text:p>2023-03-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/>
          <table:table-cell table:style-name="ce2" office:value-type="date" office:date-value="2023-03-14" calcext:value-type="date">
            <text:p>2023-03-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3-03-11" calcext:value-type="date">
            <text:p>2023-03-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2" office:value-type="date" office:date-value="2023-03-15" calcext:value-type="date">
            <text:p>2023-03-1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3-03-13" calcext:value-type="date">
            <text:p>2023-03-1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ce2" office:value-type="date" office:date-value="2023-03-16" calcext:value-type="date">
            <text:p>2023-03-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3-03-14" calcext:value-type="date">
            <text:p>2023-03-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2" office:value-type="date" office:date-value="2023-03-17" calcext:value-type="date">
            <text:p>2023-03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3-03-15" calcext:value-type="date">
            <text:p>2023-03-1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2" office:value-type="date" office:date-value="2023-03-18" calcext:value-type="date">
            <text:p>2023-03-1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3-03-16" calcext:value-type="date">
            <text:p>2023-03-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style-name="ce2" office:value-type="date" office:date-value="2023-03-20" calcext:value-type="date">
            <text:p>2023-03-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23-03-17" calcext:value-type="date">
            <text:p>2023-03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  <table:table-cell table:style-name="ce2" office:value-type="date" office:date-value="2023-03-21" calcext:value-type="date">
            <text:p>2023-03-2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3-03-18" calcext:value-type="date">
            <text:p>2023-03-1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/>
          <table:table-cell table:style-name="ce2" office:value-type="date" office:date-value="2023-03-22" calcext:value-type="date">
            <text:p>2023-03-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date" office:date-value="2023-03-20" calcext:value-type="date">
            <text:p>2023-03-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2" office:value-type="date" office:date-value="2023-03-23" calcext:value-type="date">
            <text:p>2023-03-2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date" office:date-value="2023-03-21" calcext:value-type="date">
            <text:p>2023-03-2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/>
          <table:table-cell table:style-name="ce2" office:value-type="date" office:date-value="2023-03-24" calcext:value-type="date">
            <text:p>2023-03-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date" office:date-value="2023-03-22" calcext:value-type="date">
            <text:p>2023-03-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  <table:table-cell table:style-name="ce2" office:value-type="date" office:date-value="2023-03-25" calcext:value-type="date">
            <text:p>2023-03-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3-03-23" calcext:value-type="date">
            <text:p>2023-03-2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ce2" office:value-type="date" office:date-value="2023-03-26" calcext:value-type="date">
            <text:p>2023-03-2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3-03-24" calcext:value-type="date">
            <text:p>2023-03-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ce2" office:value-type="date" office:date-value="2023-03-27" calcext:value-type="date">
            <text:p>2023-03-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3-03-25" calcext:value-type="date">
            <text:p>2023-03-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/>
          <table:table-cell table:style-name="ce2" office:value-type="date" office:date-value="2023-03-28" calcext:value-type="date">
            <text:p>2023-03-2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date" office:date-value="2023-03-26" calcext:value-type="date">
            <text:p>2023-03-2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2" office:value-type="date" office:date-value="2023-03-29" calcext:value-type="date">
            <text:p>2023-03-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3-03-27" calcext:value-type="date">
            <text:p>2023-03-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/>
          <table:table-cell table:style-name="ce2" office:value-type="date" office:date-value="2023-03-30" calcext:value-type="date">
            <text:p>2023-03-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3-03-28" calcext:value-type="date">
            <text:p>2023-03-2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2" office:value-type="date" office:date-value="2023-03-31" calcext:value-type="date">
            <text:p>2023-03-3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3-03-29" calcext:value-type="date">
            <text:p>2023-03-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I6:.I33])" office:value-type="float" office:value="1469" calcext:value-type="float">
            <text:p>1469</text:p>
          </table:table-cell>
          <table:table-cell table:style-name="ce6" table:formula="of:=SUM([.J6:.J33])" office:value-type="float" office:value="573" calcext:value-type="float">
            <text:p>573</text:p>
          </table:table-cell>
          <table:table-cell table:style-name="ce6" table:formula="of:=SUM([.K6:.K33])" office:value-type="float" office:value="896" calcext:value-type="float">
            <text:p>896</text:p>
          </table:table-cell>
        </table:table-row>
        <table:table-row table:style-name="ro1">
          <table:table-cell table:style-name="ce2" office:value-type="date" office:date-value="2023-03-30" calcext:value-type="date">
            <text:p>2023-03-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3-31" calcext:value-type="date">
            <text:p>2023-03-3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/>
          <table:table-cell table:style-name="ce8" office:value-type="date" office:date-value="2023-04-01" calcext:value-type="date">
            <text:p>01/04/23</text:p>
          </table:table-cell>
          <table:table-cell/>
        </table:table-row>
        <table:table-row table:style-name="ro1">
          <table:table-cell table:style-name="ce2" office:value-type="date" office:date-value="2023-04-02" calcext:value-type="date">
            <text:p>2023-04-0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4-03" calcext:value-type="date">
            <text:p>2023-04-0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table:style-name="ce2" office:value-type="date" office:date-value="2023-04-04" calcext:value-type="date">
            <text:p>2023-04-0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ce2" office:value-type="date" office:date-value="2023-04-02" calcext:value-type="date">
            <text:p>2023-04-0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date" office:date-value="2023-04-05" calcext:value-type="date">
            <text:p>2023-04-0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/>
          <table:table-cell table:style-name="ce2" office:value-type="date" office:date-value="2023-04-03" calcext:value-type="date">
            <text:p>2023-04-0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3-04-06" calcext:value-type="date">
            <text:p>2023-04-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2" office:value-type="date" office:date-value="2023-04-04" calcext:value-type="date">
            <text:p>2023-04-0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date" office:date-value="2023-04-07" calcext:value-type="date">
            <text:p>2023-04-0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2" office:value-type="date" office:date-value="2023-04-05" calcext:value-type="date">
            <text:p>2023-04-0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date" office:date-value="2023-04-10" calcext:value-type="date">
            <text:p>2023-04-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2" office:value-type="date" office:date-value="2023-04-06" calcext:value-type="date">
            <text:p>2023-04-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23-04-11" calcext:value-type="date">
            <text:p>2023-04-1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ce2" office:value-type="date" office:date-value="2023-04-07" calcext:value-type="date">
            <text:p>2023-04-0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date" office:date-value="2023-04-12" calcext:value-type="date">
            <text:p>2023-04-1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3"/>
          <table:table-cell table:style-name="ce2" office:value-type="date" office:date-value="2023-04-10" calcext:value-type="date">
            <text:p>2023-04-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3-04-13" calcext:value-type="date">
            <text:p>2023-04-1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3"/>
          <table:table-cell table:style-name="ce2" office:value-type="date" office:date-value="2023-04-11" calcext:value-type="date">
            <text:p>2023-04-1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date" office:date-value="2023-04-14" calcext:value-type="date">
            <text:p>2023-04-1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ce2" office:value-type="date" office:date-value="2023-04-12" calcext:value-type="date">
            <text:p>2023-04-1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23-04-15" calcext:value-type="date">
            <text:p>2023-04-1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ce2" office:value-type="date" office:date-value="2023-04-13" calcext:value-type="date">
            <text:p>2023-04-1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date" office:date-value="2023-04-17" calcext:value-type="date">
            <text:p>2023-04-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2" office:value-type="date" office:date-value="2023-04-14" calcext:value-type="date">
            <text:p>2023-04-1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date" office:date-value="2023-04-18" calcext:value-type="date">
            <text:p>2023-04-1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"/>
          <table:table-cell table:style-name="ce2" office:value-type="date" office:date-value="2023-04-15" calcext:value-type="date">
            <text:p>2023-04-1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23-04-19" calcext:value-type="date">
            <text:p>2023-04-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ce2" office:value-type="date" office:date-value="2023-04-17" calcext:value-type="date">
            <text:p>2023-04-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23-04-20" calcext:value-type="date">
            <text:p>2023-04-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2" office:value-type="date" office:date-value="2023-04-18" calcext:value-type="date">
            <text:p>2023-04-1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3-04-21" calcext:value-type="date">
            <text:p>2023-04-2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3"/>
          <table:table-cell table:style-name="ce2" office:value-type="date" office:date-value="2023-04-19" calcext:value-type="date">
            <text:p>2023-04-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date" office:date-value="2023-04-23" calcext:value-type="date">
            <text:p>2023-04-2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3"/>
          <table:table-cell table:style-name="ce2" office:value-type="date" office:date-value="2023-04-20" calcext:value-type="date">
            <text:p>2023-04-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date" office:date-value="2023-04-24" calcext:value-type="date">
            <text:p>2023-04-2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2" office:value-type="date" office:date-value="2023-04-21" calcext:value-type="date">
            <text:p>2023-04-2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date" office:date-value="2023-04-25" calcext:value-type="date">
            <text:p>2023-04-2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/>
          <table:table-cell table:style-name="ce2" office:value-type="date" office:date-value="2023-04-23" calcext:value-type="date">
            <text:p>2023-04-2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3-04-26" calcext:value-type="date">
            <text:p>2023-04-2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3"/>
          <table:table-cell table:style-name="ce2" office:value-type="date" office:date-value="2023-04-24" calcext:value-type="date">
            <text:p>2023-04-2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date" office:date-value="2023-04-27" calcext:value-type="date">
            <text:p>2023-04-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2" office:value-type="date" office:date-value="2023-04-25" calcext:value-type="date">
            <text:p>2023-04-2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date" office:date-value="2023-04-29" calcext:value-type="date">
            <text:p>2023-04-2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ce2" office:value-type="date" office:date-value="2023-04-26" calcext:value-type="date">
            <text:p>2023-04-2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date" office:date-value="2023-04-30" calcext:value-type="date">
            <text:p>2023-04-3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/>
          <table:table-cell table:style-name="ce2" office:value-type="date" office:date-value="2023-04-27" calcext:value-type="date">
            <text:p>2023-04-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23-05-01" calcext:value-type="date">
            <text:p>2023-05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  <table:table-cell table:style-name="ce2" office:value-type="date" office:date-value="2023-04-29" calcext:value-type="date">
            <text:p>2023-04-2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date" office:date-value="2023-05-02" calcext:value-type="date">
            <text:p>2023-05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2" office:value-type="date" office:date-value="2023-04-30" calcext:value-type="date">
            <text:p>2023-04-3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date" office:date-value="2023-05-03" calcext:value-type="date">
            <text:p>2023-05-0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I39:.I62])" office:value-type="float" office:value="1854" calcext:value-type="float">
            <text:p>1854</text:p>
          </table:table-cell>
          <table:table-cell table:style-name="ce6" table:formula="of:=SUM([.J39:.J62])" office:value-type="float" office:value="806" calcext:value-type="float">
            <text:p>806</text:p>
          </table:table-cell>
          <table:table-cell table:style-name="ce6" table:formula="of:=SUM([.K39:.K62])" office:value-type="float" office:value="1048" calcext:value-type="float">
            <text:p>1048</text:p>
          </table:table-cell>
        </table:table-row>
        <table:table-row table:style-name="ro1">
          <table:table-cell table:style-name="ce2" office:value-type="date" office:date-value="2023-05-04" calcext:value-type="date">
            <text:p>2023-05-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06" calcext:value-type="date">
            <text:p>2023-05-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07" calcext:value-type="date">
            <text:p>2023-05-0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08" calcext:value-type="date">
            <text:p>2023-05-0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09" calcext:value-type="date">
            <text:p>2023-05-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10" calcext:value-type="date">
            <text:p>2023-05-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11" calcext:value-type="date">
            <text:p>2023-05-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13" calcext:value-type="date">
            <text:p>2023-05-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14" calcext:value-type="date">
            <text:p>2023-05-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5-15" calcext:value-type="date">
            <text:p>2023-05-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6" table:formula="of:=SUM([.B7:.B73])" office:value-type="float" office:value="3613" calcext:value-type="float">
            <text:p>3613</text:p>
          </table:table-cell>
          <table:table-cell table:style-name="ce6" table:formula="of:=SUM([.C7:.C73])" office:value-type="float" office:value="1494" calcext:value-type="float">
            <text:p>1494</text:p>
          </table:table-cell>
          <table:table-cell table:style-name="ce6" table:formula="of:=SUM([.D7:.D73])" office:value-type="float" office:value="2119" calcext:value-type="float">
            <text:p>2119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8"/>
          <table:table-cell table:style-name="ce8" office:value-type="date" office:date-value="2023-05-01" calcext:value-type="date">
            <text:p>01/05/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1" calcext:value-type="date">
            <text:p>2023-05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2" calcext:value-type="date">
            <text:p>2023-05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3" calcext:value-type="date">
            <text:p>2023-05-0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4" calcext:value-type="date">
            <text:p>2023-05-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6" calcext:value-type="date">
            <text:p>2023-05-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7" calcext:value-type="date">
            <text:p>2023-05-0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8" calcext:value-type="date">
            <text:p>2023-05-0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09" calcext:value-type="date">
            <text:p>2023-05-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10" calcext:value-type="date">
            <text:p>2023-05-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11" calcext:value-type="date">
            <text:p>2023-05-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13" calcext:value-type="date">
            <text:p>2023-05-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14" calcext:value-type="date">
            <text:p>2023-05-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2" office:value-type="date" office:date-value="2023-05-15" calcext:value-type="date">
            <text:p>2023-05-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table:style-name="ce6" table:formula="of:=SUM([.I82:.I94])" office:value-type="float" office:value="146" calcext:value-type="float">
            <text:p>146</text:p>
          </table:table-cell>
          <table:table-cell table:style-name="ce6" table:formula="of:=SUM([.J82:.J94])" office:value-type="float" office:value="65" calcext:value-type="float">
            <text:p>65</text:p>
          </table:table-cell>
          <table:table-cell table:style-name="ce6" table:formula="of:=SUM([.K82:.K94])" office:value-type="float" office:value="81" calcext:value-type="float">
            <text:p>8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>
            <draw:frame draw:z-index="0" draw:style-name="gr1" draw:text-style-name="P1" svg:width="29.145cm" svg:height="14.772cm" svg:x="1.006cm" svg:y="0.043cm">
              <draw:object draw:notify-on-update-of-ranges="Sheet1.H39:Sheet1.H62 Sheet1.I38:Sheet1.I38 Sheet1.I39:Sheet1.I62 Sheet1.J38:Sheet1.J38 Sheet1.J39:Sheet1.J62 Sheet1.K38:Sheet1.K38 Sheet1.K39:Sheet1.K6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 USERS COUN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teandtime <text:s/>usercount </text:p>
          </table:table-cell>
          <table:table-cell/>
          <table:table-cell office:value-type="string" calcext:value-type="string">
            <text:p><text:s/>date <text:s text:c="6"/></text:p>
          </table:table-cell>
          <table:table-cell office:value-type="string" calcext:value-type="string">
            <text:p><text:s/>usercount 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2022-05-30 <text:s text:c="10"/>2 </text:p>
          </table:table-cell>
          <table:table-cell/>
          <table:table-cell table:style-name="ce7" office:value-type="date" office:date-value="2022-05-30" calcext:value-type="date">
            <text:p>2022-05-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2-28 <text:s text:c="9"/>18 </text:p>
          </table:table-cell>
          <table:table-cell/>
          <table:table-cell table:style-name="ce7" office:value-type="date" office:date-value="2023-02-28" calcext:value-type="date">
            <text:p>2023-02-2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1 <text:s text:c="9"/>11 </text:p>
          </table:table-cell>
          <table:table-cell/>
          <table:table-cell table:style-name="ce7" office:value-type="date" office:date-value="2023-03-01" calcext:value-type="date">
            <text:p>2023-03-0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2 <text:s text:c="10"/>2 </text:p>
          </table:table-cell>
          <table:table-cell/>
          <table:table-cell table:style-name="ce7" office:value-type="date" office:date-value="2023-03-02" calcext:value-type="date">
            <text:p>2023-03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3 <text:s text:c="9"/>13 </text:p>
          </table:table-cell>
          <table:table-cell/>
          <table:table-cell table:style-name="ce7" office:value-type="date" office:date-value="2023-03-03" calcext:value-type="date">
            <text:p>2023-03-0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4 <text:s text:c="9"/>17 </text:p>
          </table:table-cell>
          <table:table-cell/>
          <table:table-cell table:style-name="ce7" office:value-type="date" office:date-value="2023-03-04" calcext:value-type="date">
            <text:p>2023-03-0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5 <text:s text:c="10"/>2 </text:p>
          </table:table-cell>
          <table:table-cell/>
          <table:table-cell table:style-name="ce7" office:value-type="date" office:date-value="2023-03-05" calcext:value-type="date">
            <text:p>2023-03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6 <text:s text:c="10"/>9 </text:p>
          </table:table-cell>
          <table:table-cell/>
          <table:table-cell table:style-name="ce7" office:value-type="date" office:date-value="2023-03-06" calcext:value-type="date">
            <text:p>2023-03-0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8 <text:s text:c="10"/>1 </text:p>
          </table:table-cell>
          <table:table-cell/>
          <table:table-cell table:style-name="ce7" office:value-type="date" office:date-value="2023-03-08" calcext:value-type="date">
            <text:p>2023-03-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09 <text:s text:c="10"/>3 </text:p>
          </table:table-cell>
          <table:table-cell/>
          <table:table-cell table:style-name="ce7" office:value-type="date" office:date-value="2023-03-09" calcext:value-type="date">
            <text:p>2023-03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0 <text:s text:c="10"/>4 </text:p>
          </table:table-cell>
          <table:table-cell/>
          <table:table-cell table:style-name="ce7" office:value-type="date" office:date-value="2023-03-10" calcext:value-type="date">
            <text:p>2023-03-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1 <text:s text:c="10"/>1 </text:p>
          </table:table-cell>
          <table:table-cell/>
          <table:table-cell table:style-name="ce7" office:value-type="date" office:date-value="2023-03-11" calcext:value-type="date">
            <text:p>2023-03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3 <text:s text:c="10"/>8 </text:p>
          </table:table-cell>
          <table:table-cell/>
          <table:table-cell table:style-name="ce7" office:value-type="date" office:date-value="2023-03-13" calcext:value-type="date">
            <text:p>2023-03-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4 <text:s text:c="10"/>3 </text:p>
          </table:table-cell>
          <table:table-cell/>
          <table:table-cell table:style-name="ce7" office:value-type="date" office:date-value="2023-03-14" calcext:value-type="date">
            <text:p>2023-03-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5 <text:s text:c="10"/>7 </text:p>
          </table:table-cell>
          <table:table-cell/>
          <table:table-cell table:style-name="ce7" office:value-type="date" office:date-value="2023-03-15" calcext:value-type="date">
            <text:p>2023-03-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6 <text:s text:c="10"/>2 </text:p>
          </table:table-cell>
          <table:table-cell/>
          <table:table-cell table:style-name="ce7" office:value-type="date" office:date-value="2023-03-16" calcext:value-type="date">
            <text:p>2023-03-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7 <text:s text:c="10"/>6 </text:p>
          </table:table-cell>
          <table:table-cell/>
          <table:table-cell table:style-name="ce7" office:value-type="date" office:date-value="2023-03-17" calcext:value-type="date">
            <text:p>2023-03-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18 <text:s text:c="10"/>2 </text:p>
          </table:table-cell>
          <table:table-cell/>
          <table:table-cell table:style-name="ce7" office:value-type="date" office:date-value="2023-03-18" calcext:value-type="date">
            <text:p>2023-03-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0 <text:s text:c="10"/>5 </text:p>
          </table:table-cell>
          <table:table-cell/>
          <table:table-cell table:style-name="ce7" office:value-type="date" office:date-value="2023-03-20" calcext:value-type="date">
            <text:p>2023-03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1 <text:s text:c="10"/>8 </text:p>
          </table:table-cell>
          <table:table-cell/>
          <table:table-cell table:style-name="ce7" office:value-type="date" office:date-value="2023-03-21" calcext:value-type="date">
            <text:p>2023-03-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2 <text:s text:c="10"/>5 </text:p>
          </table:table-cell>
          <table:table-cell/>
          <table:table-cell table:style-name="ce7" office:value-type="date" office:date-value="2023-03-22" calcext:value-type="date">
            <text:p>2023-03-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3 <text:s text:c="9"/>14 </text:p>
          </table:table-cell>
          <table:table-cell/>
          <table:table-cell table:style-name="ce7" office:value-type="date" office:date-value="2023-03-23" calcext:value-type="date">
            <text:p>2023-03-2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4 <text:s text:c="9"/>11 </text:p>
          </table:table-cell>
          <table:table-cell/>
          <table:table-cell table:style-name="ce7" office:value-type="date" office:date-value="2023-03-24" calcext:value-type="date">
            <text:p>2023-03-2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5 <text:s text:c="10"/>5 </text:p>
          </table:table-cell>
          <table:table-cell/>
          <table:table-cell table:style-name="ce7" office:value-type="date" office:date-value="2023-03-25" calcext:value-type="date">
            <text:p>2023-03-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6 <text:s text:c="10"/>1 </text:p>
          </table:table-cell>
          <table:table-cell/>
          <table:table-cell table:style-name="ce7" office:value-type="date" office:date-value="2023-03-26" calcext:value-type="date">
            <text:p>2023-03-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7 <text:s text:c="10"/>5 </text:p>
          </table:table-cell>
          <table:table-cell/>
          <table:table-cell table:style-name="ce7" office:value-type="date" office:date-value="2023-03-27" calcext:value-type="date">
            <text:p>2023-03-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8 <text:s text:c="9"/>13 </text:p>
          </table:table-cell>
          <table:table-cell/>
          <table:table-cell table:style-name="ce7" office:value-type="date" office:date-value="2023-03-28" calcext:value-type="date">
            <text:p>2023-03-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29 <text:s text:c="10"/>3 </text:p>
          </table:table-cell>
          <table:table-cell/>
          <table:table-cell table:style-name="ce7" office:value-type="date" office:date-value="2023-03-29" calcext:value-type="date">
            <text:p>2023-03-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30 <text:s text:c="10"/>3 </text:p>
          </table:table-cell>
          <table:table-cell/>
          <table:table-cell table:style-name="ce7" office:value-type="date" office:date-value="2023-03-30" calcext:value-type="date">
            <text:p>2023-03-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3-31 <text:s text:c="10"/>2 </text:p>
          </table:table-cell>
          <table:table-cell/>
          <table:table-cell table:style-name="ce7" office:value-type="date" office:date-value="2023-03-31" calcext:value-type="date">
            <text:p>2023-03-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2 <text:s text:c="10"/>1 </text:p>
          </table:table-cell>
          <table:table-cell/>
          <table:table-cell table:style-name="ce7" office:value-type="date" office:date-value="2023-04-02" calcext:value-type="date">
            <text:p>2023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3 <text:s text:c="10"/>7 </text:p>
          </table:table-cell>
          <table:table-cell/>
          <table:table-cell table:style-name="ce7" office:value-type="date" office:date-value="2023-04-03" calcext:value-type="date">
            <text:p>2023-04-0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4 <text:s text:c="10"/>3 </text:p>
          </table:table-cell>
          <table:table-cell/>
          <table:table-cell table:style-name="ce7" office:value-type="date" office:date-value="2023-04-04" calcext:value-type="date">
            <text:p>2023-04-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5 <text:s text:c="10"/>1 </text:p>
          </table:table-cell>
          <table:table-cell/>
          <table:table-cell table:style-name="ce7" office:value-type="date" office:date-value="2023-04-05" calcext:value-type="date">
            <text:p>2023-04-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6 <text:s text:c="10"/>5 </text:p>
          </table:table-cell>
          <table:table-cell/>
          <table:table-cell table:style-name="ce7" office:value-type="date" office:date-value="2023-04-06" calcext:value-type="date">
            <text:p>2023-04-0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07 <text:s text:c="10"/>1 </text:p>
          </table:table-cell>
          <table:table-cell/>
          <table:table-cell table:style-name="ce7" office:value-type="date" office:date-value="2023-04-07" calcext:value-type="date">
            <text:p>2023-04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0 <text:s text:c="10"/>4 </text:p>
          </table:table-cell>
          <table:table-cell/>
          <table:table-cell table:style-name="ce7" office:value-type="date" office:date-value="2023-04-10" calcext:value-type="date">
            <text:p>2023-04-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1 <text:s text:c="10"/>4 </text:p>
          </table:table-cell>
          <table:table-cell/>
          <table:table-cell table:style-name="ce7" office:value-type="date" office:date-value="2023-04-11" calcext:value-type="date">
            <text:p>2023-04-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2 <text:s text:c="10"/>3 </text:p>
          </table:table-cell>
          <table:table-cell/>
          <table:table-cell table:style-name="ce7" office:value-type="date" office:date-value="2023-04-12" calcext:value-type="date">
            <text:p>2023-04-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3 <text:s text:c="10"/>1 </text:p>
          </table:table-cell>
          <table:table-cell/>
          <table:table-cell table:style-name="ce7" office:value-type="date" office:date-value="2023-04-13" calcext:value-type="date">
            <text:p>2023-04-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4 <text:s text:c="10"/>3 </text:p>
          </table:table-cell>
          <table:table-cell/>
          <table:table-cell table:style-name="ce7" office:value-type="date" office:date-value="2023-04-14" calcext:value-type="date">
            <text:p>2023-04-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5 <text:s text:c="10"/>1 </text:p>
          </table:table-cell>
          <table:table-cell/>
          <table:table-cell table:style-name="ce7" office:value-type="date" office:date-value="2023-04-15" calcext:value-type="date">
            <text:p>2023-04-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7 <text:s text:c="10"/>2 </text:p>
          </table:table-cell>
          <table:table-cell/>
          <table:table-cell table:style-name="ce7" office:value-type="date" office:date-value="2023-04-17" calcext:value-type="date">
            <text:p>2023-04-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8 <text:s text:c="10"/>1 </text:p>
          </table:table-cell>
          <table:table-cell/>
          <table:table-cell table:style-name="ce7" office:value-type="date" office:date-value="2023-04-18" calcext:value-type="date">
            <text:p>2023-04-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19 <text:s text:c="10"/>2 </text:p>
          </table:table-cell>
          <table:table-cell/>
          <table:table-cell table:style-name="ce7" office:value-type="date" office:date-value="2023-04-19" calcext:value-type="date">
            <text:p>2023-04-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0 <text:s text:c="10"/>1 </text:p>
          </table:table-cell>
          <table:table-cell/>
          <table:table-cell table:style-name="ce7" office:value-type="date" office:date-value="2023-04-20" calcext:value-type="date">
            <text:p>2023-04-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1 <text:s text:c="9"/>15 </text:p>
          </table:table-cell>
          <table:table-cell/>
          <table:table-cell table:style-name="ce7" office:value-type="date" office:date-value="2023-04-21" calcext:value-type="date">
            <text:p>2023-04-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3 <text:s text:c="10"/>7 </text:p>
          </table:table-cell>
          <table:table-cell/>
          <table:table-cell table:style-name="ce7" office:value-type="date" office:date-value="2023-04-23" calcext:value-type="date">
            <text:p>2023-04-2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4 <text:s text:c="9"/>35 </text:p>
          </table:table-cell>
          <table:table-cell/>
          <table:table-cell table:style-name="ce7" office:value-type="date" office:date-value="2023-04-24" calcext:value-type="date">
            <text:p>2023-04-2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5 <text:s text:c="10"/>2 </text:p>
          </table:table-cell>
          <table:table-cell/>
          <table:table-cell table:style-name="ce7" office:value-type="date" office:date-value="2023-04-25" calcext:value-type="date">
            <text:p>2023-04-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6 <text:s text:c="10"/>8 </text:p>
          </table:table-cell>
          <table:table-cell/>
          <table:table-cell table:style-name="ce7" office:value-type="date" office:date-value="2023-04-26" calcext:value-type="date">
            <text:p>2023-04-2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7 <text:s text:c="10"/>6 </text:p>
          </table:table-cell>
          <table:table-cell/>
          <table:table-cell table:style-name="ce7" office:value-type="date" office:date-value="2023-04-27" calcext:value-type="date">
            <text:p>2023-04-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29 <text:s text:c="10"/>2 </text:p>
          </table:table-cell>
          <table:table-cell/>
          <table:table-cell table:style-name="ce7" office:value-type="date" office:date-value="2023-04-29" calcext:value-type="date">
            <text:p>2023-04-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4-30 <text:s text:c="10"/>1 </text:p>
          </table:table-cell>
          <table:table-cell/>
          <table:table-cell table:style-name="ce7" office:value-type="date" office:date-value="2023-04-30" calcext:value-type="date">
            <text:p>2023-04-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1 <text:s text:c="10"/>3 </text:p>
          </table:table-cell>
          <table:table-cell/>
          <table:table-cell table:style-name="ce7" office:value-type="date" office:date-value="2023-05-01" calcext:value-type="date">
            <text:p>2023-05-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2 <text:s text:c="10"/>2 </text:p>
          </table:table-cell>
          <table:table-cell/>
          <table:table-cell table:style-name="ce7" office:value-type="date" office:date-value="2023-05-02" calcext:value-type="date">
            <text:p>2023-05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3 <text:s text:c="10"/>3 </text:p>
          </table:table-cell>
          <table:table-cell/>
          <table:table-cell table:style-name="ce7" office:value-type="date" office:date-value="2023-05-03" calcext:value-type="date">
            <text:p>2023-05-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4 <text:s text:c="10"/>2 </text:p>
          </table:table-cell>
          <table:table-cell/>
          <table:table-cell table:style-name="ce7" office:value-type="date" office:date-value="2023-05-04" calcext:value-type="date">
            <text:p>2023-05-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6 <text:s text:c="10"/>2 </text:p>
          </table:table-cell>
          <table:table-cell/>
          <table:table-cell table:style-name="ce7" office:value-type="date" office:date-value="2023-05-06" calcext:value-type="date">
            <text:p>2023-05-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7 <text:s text:c="10"/>3 </text:p>
          </table:table-cell>
          <table:table-cell/>
          <table:table-cell table:style-name="ce7" office:value-type="date" office:date-value="2023-05-07" calcext:value-type="date">
            <text:p>2023-05-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8 <text:s text:c="10"/>3 </text:p>
          </table:table-cell>
          <table:table-cell/>
          <table:table-cell table:style-name="ce7" office:value-type="date" office:date-value="2023-05-08" calcext:value-type="date">
            <text:p>2023-05-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09 <text:s text:c="10"/>2 </text:p>
          </table:table-cell>
          <table:table-cell/>
          <table:table-cell table:style-name="ce7" office:value-type="date" office:date-value="2023-05-09" calcext:value-type="date">
            <text:p>2023-05-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10 <text:s text:c="10"/>2 </text:p>
          </table:table-cell>
          <table:table-cell/>
          <table:table-cell table:style-name="ce7" office:value-type="date" office:date-value="2023-05-10" calcext:value-type="date">
            <text:p>2023-05-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11 <text:s text:c="10"/>1 </text:p>
          </table:table-cell>
          <table:table-cell/>
          <table:table-cell table:style-name="ce7" office:value-type="date" office:date-value="2023-05-11" calcext:value-type="date">
            <text:p>2023-05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13 <text:s text:c="10"/>2 </text:p>
          </table:table-cell>
          <table:table-cell/>
          <table:table-cell table:style-name="ce7" office:value-type="date" office:date-value="2023-05-13" calcext:value-type="date">
            <text:p>2023-05-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14 <text:s text:c="10"/>2 </text:p>
          </table:table-cell>
          <table:table-cell/>
          <table:table-cell table:style-name="ce7" office:value-type="date" office:date-value="2023-05-14" calcext:value-type="date">
            <text:p>2023-05-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2023-05-15 <text:s text:c="10"/>3 </text:p>
          </table:table-cell>
          <table:table-cell/>
          <table:table-cell table:style-name="ce7" office:value-type="date" office:date-value="2023-05-15" calcext:value-type="date">
            <text:p>2023-05-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<text:s/></text:p>
          </table:table-cell>
          <table:table-cell table:formula="of:=SUM([.E147:.E213])" office:value-type="float" office:value="432" calcext:value-type="float">
            <text:p>432</text:p>
          </table:table-cell>
          <table:table-cell table:formula="of:=SUM([.F147:.F213])" office:value-type="float" office:value="332" calcext:value-type="float">
            <text:p>3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31:49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0:43:14.107000000</meta:creation-date>
    <dc:date>2023-05-18T17:13:12.958000000</dc:date>
    <meta:editing-duration>PT3H25M48S</meta:editing-duration>
    <meta:editing-cycles>3</meta:editing-cycles>
    <meta:generator>LibreOffice/7.5.3.2$Windows_X86_64 LibreOffice_project/9f56dff12ba03b9acd7730a5a481eea045e468f3</meta:generator>
    <meta:document-statistic meta:table-count="1" meta:cell-count="83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100000010000000A0000000A2BED265059697777.gif"/>
      </style:chart-properties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5cm" chart:symbol-height="0.15cm" chart:link-data-style-to-source="true">
        <chart:symbol-image xlink:href="Pictures/100000010000000A0000000A2BED265059697777.gif"/>
      </style:chart-properties>
      <style:graphic-properties svg:stroke-width="0.1cm" svg:stroke-color="#31aefb" draw:fill-color="#31aef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33cm" svg:height="12.107cm" xlink:href=".." xlink:type="simple" chart:class="chart:line" chart:style-name="ch1">
        <chart:title svg:x="10.374cm" svg:y="0.378cm" chart:style-name="ch2">
          <text:p>Total User</text:p>
        </chart:title>
        <chart:plot-area chart:style-name="ch3" table:cell-range-address="Sheet1.D148:Sheet1.E213" chart:data-source-has-labels="column" svg:x="1.461cm" svg:y="1.425cm" svg:width="21.112cm" svg:height="9.469cm">
          <chart:coordinate-region svg:x="2.863cm" svg:y="1.627cm" svg:width="19.71cm" svg:height="7.474cm"/>
          <chart:axis chart:dimension="x" chart:name="primary-x" chart:style-name="ch4" chartooo:axis-type="auto">
            <chartooo:date-scale/>
            <chart:title svg:x="11.547cm" svg:y="11.136cm" chart:style-name="ch5">
              <text:p>Dates</text:p>
            </chart:title>
            <chart:categories table:cell-range-address="Sheet1.D148:Sheet1.D213"/>
          </chart:axis>
          <chart:axis chart:dimension="y" chart:name="primary-y" chart:style-name="ch6">
            <chart:title svg:x="0.451cm" svg:y="7.01cm" chart:style-name="ch7">
              <text:p>User Count</text:p>
            </chart:title>
            <chart:grid chart:style-name="ch8" chart:class="major"/>
          </chart:axis>
          <chart:series chart:style-name="ch9" chart:values-cell-range-address="Sheet1.E148:Sheet1.E213" chart:class="chart:line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4985">
                <text:p>44985</text:p>
                <draw:g>
                  <svg:desc>Sheet1.D148:Sheet1.D213</svg:desc>
                </draw:g>
              </table:table-cell>
              <table:table-cell office:value-type="float" office:value="18">
                <text:p>18</text:p>
                <draw:g>
                  <svg:desc>Sheet1.E148:Sheet1.E213</svg:desc>
                </draw:g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471D131280963498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146cm" svg:height="14.773cm" xlink:href=".." xlink:type="simple" chart:class="chart:bar" chart:style-name="ch1">
        <chart:title svg:x="13.442cm" svg:y="0.431cm" chart:style-name="ch2">
          <text:p>April-2023</text:p>
        </chart:title>
        <chart:subtitle svg:x="12.873cm" svg:y="1.531cm" chart:style-name="ch3">
          <text:p>Messages Analysis</text:p>
        </chart:subtitle>
        <chart:legend chart:legend-position="top" svg:x="8.771cm" svg:y="2.373cm" style:legend-expansion="wide" chart:style-name="ch4"/>
        <chart:plot-area chart:style-name="ch5" table:cell-range-address="Sheet1.H38:Sheet1.K62" chart:data-source-has-labels="both" svg:x="1.583cm" svg:y="3.272cm" svg:width="26.981cm" svg:height="10.2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938cm" svg:y="3.272cm" svg:width="25.246cm" svg:height="8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4.603cm" svg:y="13.802cm" chart:style-name="ch7">
              <text:p>Dates</text:p>
            </chart:title>
            <chart:categories table:cell-range-address="Sheet1.H39:Sheet1.H62"/>
          </chart:axis>
          <chart:axis chart:dimension="y" chart:name="primary-y" chart:style-name="ch8">
            <chart:title svg:x="0.451cm" svg:y="9.536cm" chart:style-name="ch9">
              <text:p>Message Count</text:p>
            </chart:title>
            <chart:grid chart:style-name="ch10" chart:class="major"/>
            <chart:grid chart:style-name="ch11" chart:class="minor"/>
          </chart:axis>
          <chart:axis chart:dimension="z" chart:name="primary-z" chart:style-name="ch12"/>
          <chart:series chart:style-name="ch13" chart:values-cell-range-address="Sheet1.I39:Sheet1.I62" chart:label-cell-address="Sheet1.I38:Sheet1.I38" chart:class="chart:bar">
            <chart:data-point chart:repeated="24"/>
          </chart:series>
          <chart:series chart:style-name="ch14" chart:values-cell-range-address="Sheet1.J39:Sheet1.J62" chart:label-cell-address="Sheet1.J38:Sheet1.J38" chart:class="chart:bar">
            <chart:data-point chart:repeated="24"/>
          </chart:series>
          <chart:series chart:style-name="ch15" chart:values-cell-range-address="Sheet1.K39:Sheet1.K62" chart:label-cell-address="Sheet1.K38:Sheet1.K38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ssages</text:p>
                <draw:g>
                  <svg:desc>Sheet1.I38:Sheet1.I38</svg:desc>
                </draw:g>
              </table:table-cell>
              <table:table-cell office:value-type="string">
                <text:p>Total Received Messages</text:p>
                <draw:g>
                  <svg:desc>Sheet1.J38:Sheet1.J38</svg:desc>
                </draw:g>
              </table:table-cell>
              <table:table-cell office:value-type="string">
                <text:p>Total Sent Messages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5018">
                <text:p>45018</text:p>
                <draw:g>
                  <svg:desc>Sheet1.H39:Sheet1.H62</svg:desc>
                </draw:g>
              </table:table-cell>
              <table:table-cell office:value-type="float" office:value="95">
                <text:p>95</text:p>
                <draw:g>
                  <svg:desc>Sheet1.I39:Sheet1.I62</svg:desc>
                </draw:g>
              </table:table-cell>
              <table:table-cell office:value-type="float" office:value="40">
                <text:p>40</text:p>
                <draw:g>
                  <svg:desc>Sheet1.J39:Sheet1.J62</svg:desc>
                </draw:g>
              </table:table-cell>
              <table:table-cell office:value-type="float" office:value="55">
                <text:p>55</text:p>
                <draw:g>
                  <svg:desc>Sheet1.K39:Sheet1.K62</svg:desc>
                </draw:g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77">
                <text:p>77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227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191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159">
                <text:p>159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